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48e23" officeooo:paragraph-rsid="00148e23"/>
    </style:style>
    <style:style style:name="P2" style:family="paragraph" style:parent-style-name="Standard">
      <style:text-properties officeooo:rsid="00158895" officeooo:paragraph-rsid="00158895"/>
    </style:style>
    <style:style style:name="P3" style:family="paragraph" style:parent-style-name="Standard">
      <style:text-properties officeooo:rsid="0016a863" officeooo:paragraph-rsid="0016a863"/>
    </style:style>
    <style:style style:name="P4" style:family="paragraph" style:parent-style-name="Standard">
      <style:text-properties officeooo:rsid="00148e23" officeooo:paragraph-rsid="00148e23"/>
    </style:style>
    <style:style style:name="P5" style:family="paragraph" style:parent-style-name="Standard">
      <style:text-properties officeooo:rsid="00148e23" officeooo:paragraph-rsid="0016c3b6"/>
    </style:style>
    <style:style style:name="P6" style:family="paragraph" style:parent-style-name="Standard">
      <style:text-properties officeooo:rsid="00148e23" officeooo:paragraph-rsid="00183325"/>
    </style:style>
    <style:style style:name="P7" style:family="paragraph" style:parent-style-name="Standard">
      <style:text-properties officeooo:paragraph-rsid="0016c3b6"/>
    </style:style>
    <style:style style:name="P8" style:family="paragraph" style:parent-style-name="Standard">
      <style:text-properties officeooo:rsid="0016a863" officeooo:paragraph-rsid="0016a863"/>
    </style:style>
    <style:style style:name="P9" style:family="paragraph" style:parent-style-name="Standard">
      <style:text-properties officeooo:rsid="00158895" officeooo:paragraph-rsid="00183325"/>
    </style:style>
    <style:style style:name="P10" style:family="paragraph" style:parent-style-name="Standard">
      <style:text-properties officeooo:rsid="00158895" officeooo:paragraph-rsid="001ac102"/>
    </style:style>
    <style:style style:name="P11" style:family="paragraph" style:parent-style-name="Standard">
      <style:text-properties officeooo:rsid="00158895" officeooo:paragraph-rsid="00158895"/>
    </style:style>
    <style:style style:name="P12" style:family="paragraph" style:parent-style-name="Standard">
      <style:text-properties officeooo:rsid="001902d5" officeooo:paragraph-rsid="001902d5"/>
    </style:style>
    <style:style style:name="P13" style:family="paragraph" style:parent-style-name="Standard">
      <style:text-properties officeooo:rsid="001ac102" officeooo:paragraph-rsid="001ac102"/>
    </style:style>
    <style:style style:name="T1" style:family="text">
      <style:text-properties officeooo:rsid="0016c3b6"/>
    </style:style>
    <style:style style:name="T2" style:family="text">
      <style:text-properties officeooo:rsid="00148e23"/>
    </style:style>
    <style:style style:name="T3" style:family="text">
      <style:text-properties officeooo:rsid="00183325"/>
    </style:style>
    <style:style style:name="T4" style:family="text">
      <style:text-properties officeooo:rsid="001ac102"/>
    </style:style>
    <style:style style:name="T5" style:family="text">
      <style:text-properties officeooo:rsid="001cade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><text:span text:style-name="T5">Document <text:s/>on interns i</text:span>nterview <text:span text:style-name="T5">process and experience</text:span> : </text:p>
      <text:p text:style-name="P1"/>
      <text:p text:style-name="P1">1. Aptitude Test <text:s/>(Online Test)</text:p>
      <text:p text:style-name="P1"><text:tab/>Coding : Hackerrank 2 questions to solve,<text:span text:style-name="T1">Difficulty level -medium.</text:span> <text:s/></text:p>
      <text:p text:style-name="P1"><text:tab/>Mathematics : <text:span text:style-name="T1">Trignometry,Probability,Permutations,Geometry</text:span></text:p>
      <text:p text:style-name="P1"><text:tab/>Logical Reasoning: <text:span text:style-name="T1">Difficulty level- easy to medium</text:span></text:p>
      <text:p text:style-name="P1"><text:s text:c="12"/><text:span text:style-name="T1">Technical Mcqs: Code snippets,DBMS,DS,Basics of programming.</text:span></text:p>
      <text:p text:style-name="P1"><text:tab/></text:p>
      <text:p text:style-name="P1">2. Technical Round</text:p>
      <text:p text:style-name="P7"><text:span text:style-name="T2"><text:s text:c="12"/>Based on Resume <text:s/>the difficulty level differs: </text:span></text:p>
      <text:p text:style-name="P7"><text:span text:style-name="T2"><text:s text:c="12"/>mostly asked basics, </text:span></text:p>
      <text:p text:style-name="P7"><text:span text:style-name="T2"><text:s text:c="12"/>Hackerrank solved <text:s/>questions explaination,</text:span></text:p>
      <text:p text:style-name="P7"><text:span text:style-name="T2"><text:s text:c="12"/>Time complexities,</text:span></text:p>
      <text:p text:style-name="P7"><text:span text:style-name="T2"><text:s text:c="12"/>Scalability of our program,</text:span></text:p>
      <text:p text:style-name="P7"><text:span text:style-name="T2"><text:tab/>few problem solving challenges,</text:span></text:p>
      <text:p text:style-name="P7"><text:span text:style-name="T2"><text:tab/>Basics of DS and DBMS.</text:span></text:p>
      <text:p text:style-name="P5"><text:tab/>Projects , Certificates.</text:p>
      <text:p text:style-name="P5"><text:tab/><text:span text:style-name="T1">I</text:span>deas in future, <text:tab/></text:p>
      <text:p text:style-name="P5"><text:s/><text:tab/><text:span text:style-name="T1">Different T</text:span>echnolog<text:span text:style-name="T1">ies worked with</text:span>.</text:p>
      <text:p text:style-name="P5"/>
      <text:p text:style-name="P1"/>
      <text:p text:style-name="P1">3. Management Round</text:p>
      <text:p text:style-name="P1"><text:tab/><text:span text:style-name="T3">Based on </text:span>Favt Subject : <text:span text:style-name="T3">(mostly -</text:span>French ,C <text:span text:style-name="T3">andTesting) .</text:span></text:p>
      <text:p text:style-name="P1"><text:s text:c="12"/><text:span text:style-name="T3">DBMS schema for the given scenario.</text:span></text:p>
      <text:p text:style-name="P1"><text:s text:c="12"/><text:span text:style-name="T3">Algortihms implemented <text:s/>in project .</text:span></text:p>
      <text:p text:style-name="P1"><text:tab/></text:p>
      <text:p text:style-name="P1"><text:tab/></text:p>
      <text:p text:style-name="P2">4. HR Round <text:s/>:</text:p>
      <text:p text:style-name="P2"><text:tab/> </text:p>
      <text:p text:style-name="P2"><text:tab/><text:span text:style-name="T3">Personal </text:span>Interest<text:span text:style-name="T3">s.</text:span></text:p>
      <text:p text:style-name="P2"><text:tab/>Previous companies.</text:p>
      <text:p text:style-name="P2"><text:tab/>Why rejected prev companies</text:p>
      <text:p text:style-name="P2"><text:tab/>Stipend</text:p>
      <text:p text:style-name="P2"><text:tab/>Location <text:span text:style-name="T3">constraints</text:span></text:p>
      <text:p text:style-name="P2"><text:tab/>Subject Details </text:p>
      <text:p text:style-name="P2"><text:tab/>Availaibility <text:span text:style-name="T3">and Personal Constraints.</text:span> </text:p>
      <text:p text:style-name="P2"><text:s/></text:p>
      <text:p text:style-name="P2"/>
      <text:p text:style-name="P2"><text:tab/></text:p>
      <text:p text:style-name="P9"><text:span text:style-name="T3">5.</text:span>Positives <text:s/>: <text:s/></text:p>
      <text:p text:style-name="P9"><text:s text:c="11"/>Challenging.</text:p>
      <text:p text:style-name="P9"><text:tab/>Swift Hiring process.</text:p>
      <text:p text:style-name="P9"><text:tab/>Logic is properely analyzed .</text:p>
      <text:p text:style-name="P9"><text:tab/><text:span text:style-name="T3">Gave</text:span> chances to express ourselves .</text:p>
      <text:p text:style-name="P9"><text:tab/><text:span text:style-name="T3">Good Pre-Placement talks.</text:span></text:p>
      <text:p text:style-name="P9"><text:tab/><text:span text:style-name="T3">Making the students Comfortable.</text:span></text:p>
      <text:p text:style-name="P9"><text:span text:style-name="T3"><text:s/></text:span></text:p>
      <text:p text:style-name="P9"><text:tab/> <text:s text:c="2"/></text:p>
      <text:p text:style-name="P9"/>
      <text:p text:style-name="P9"><text:soft-page-break/></text:p>
      <text:p text:style-name="P9"/>
      <text:p text:style-name="P9"><text:span text:style-name="T3">6. </text:span>Negatives :</text:p>
      <text:p text:style-name="P9"><text:s text:c="8"/>Mathematical questions are tough.</text:p>
      <text:p text:style-name="P12"><text:s text:c="8"/>Completed in a single day hence tiring.</text:p>
      <text:p text:style-name="P12"/>
      <text:p text:style-name="P13">7. Suggestions :</text:p>
      <text:p text:style-name="P13"><text:tab/>Time Complexity Constraints can be added in HackerRank.</text:p>
      <text:p text:style-name="P13"><text:s text:c="12"/></text:p>
      <text:p text:style-name="P2"/>
      <text:p text:style-name="P2"/>
      <text:p text:style-name="P2"><text:span text:style-name="T4">8</text:span>. What was in Interviewer’s mind while taking interview</text:p>
      <text:p text:style-name="P2"><text:s text:c="2"/><text:tab/><text:span text:style-name="T4">A</text:span>nalyzing presence of mind </text:p>
      <text:p text:style-name="P10"><text:tab/><text:span text:style-name="T4">Scalality of the Programs.</text:span></text:p>
      <text:p text:style-name="P10"><text:s text:c="12"/><text:span text:style-name="T4">Attidude and wllingness to learn.</text:span></text:p>
      <text:p text:style-name="P10"><text:tab/>Analytical Skills </text:p>
      <text:p text:style-name="P10"><text:s text:c="12"/>Logic and ability to explain project </text:p>
      <text:p text:style-name="P10"><text:s text:c="12"/><text:span text:style-name="T4">T</text:span>echnical logic </text:p>
      <text:p text:style-name="P2"><text:tab/>Approach to solve a problem</text:p>
      <text:p text:style-name="P2"><text:s text:c="12"/><text:span text:style-name="T2">How interest originated in candidate.</text:span></text:p>
      <text:p text:style-name="P2"/>
      <text:p text:style-name="P3"><text:span text:style-name="T4">9</text:span>. What was in candidate’s mind while giving interview. <text:s/></text:p>
      <text:p text:style-name="P3"><text:tab/>Apart from technical questions asked questions on projects</text:p>
      <text:p text:style-name="P3"><text:tab/>Why questions has been stressed more on Mathematics . </text:p>
      <text:p text:style-name="P3"/>
      <text:p text:style-name="P3"/>
      <text:p text:style-name="P3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0T15:39:44.788141289</meta:creation-date>
    <dc:date>2018-09-10T17:21:12.585137928</dc:date>
    <meta:editing-duration>PT52M14S</meta:editing-duration>
    <meta:editing-cycles>4</meta:editing-cycles>
    <meta:generator>LibreOffice/5.1.2.2$Linux_X86_64 LibreOffice_project/10m0$Build-2</meta:generator>
    <meta:document-statistic meta:table-count="0" meta:image-count="0" meta:object-count="0" meta:page-count="2" meta:paragraph-count="62" meta:word-count="242" meta:character-count="1935" meta:non-whitespace-character-count="1495"/>
  </office:meta>
</office:document-meta>
</file>